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7.07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heck if the result is expected/valid</text:p>
          </table:table-cell>
          <table:table-cell table:style-name="ce2"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llowe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below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 (low bound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 (upper bound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above 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data type (e.g. float into int field, different datetime form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characters (e.g. Czech, Russian, Chine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charact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spaces + vali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ling spaces + vali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z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zeros + positive sign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zeros + negative sign (-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 characters (e.g. &amp;, @, 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in a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in a value (Ctrl + c and Ctrl + 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in a value using a 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alue (e.g. max int, max # of chars in a string fie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 value (for number fields)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ion of upper and low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absolute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relative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forward slashes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backward slashes 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combination of slashes / and 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more forward slashes 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more backward slashes \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 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characters (‘, “, \, \t, \n, \0, \\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 value in the field remembered when going away from the page and back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brows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ws – do they work? Can I use them to find a cha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 – can I delete character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space – can I delete character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 – go to a different window and back, where is the focus? Have the field lost it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20:31:14.754331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41:40.071962872</meta:creation-date>
    <dc:date>2019-09-28T20:32:47.195669529</dc:date>
    <meta:editing-duration>PT1H23M55S</meta:editing-duration>
    <meta:editing-cycles>24</meta:editing-cycles>
    <meta:generator>LibreOffice/6.2.6.2$Linux_X86_64 LibreOffice_project/20$Build-2</meta:generator>
    <meta:document-statistic meta:table-count="1" meta:cell-count="50" meta:object-count="0"/>
  </office:meta>
</office:document-meta>
</file>